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1+[.$B$1]^([.C3]+1)" office:value-type="float" office:value="2.3" calcext:value-type="float">
            <text:p>2.3</text:p>
          </table:table-cell>
          <table:table-cell table:formula="of:=1+(0.5*[.$B$1]+0.5*[.$B$2])^([.C3]+1)" office:value-type="float" office:value="2.35" calcext:value-type="float">
            <text:p>2.35</text:p>
          </table:table-cell>
          <table:table-cell table:formula="of:=1+[.$B$2]^([.C3]+1)" office:value-type="float" office:value="2.4" calcext:value-type="float">
            <text:p>2.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1+[.$B$1]^([.C4]+1)" office:value-type="float" office:value="2.69" calcext:value-type="float">
            <text:p>2.69</text:p>
          </table:table-cell>
          <table:table-cell table:formula="of:=1+(0.5*[.$B$1]+0.5*[.$B$2])^([.C4]+1)" office:value-type="float" office:value="2.8225" calcext:value-type="float">
            <text:p>2.8225</text:p>
          </table:table-cell>
          <table:table-cell table:formula="of:=1+[.$B$2]^([.C4]+1)" office:value-type="float" office:value="2.96" calcext:value-type="float">
            <text:p>2.9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1+[.$B$1]^([.C5]+1)" office:value-type="float" office:value="3.197" calcext:value-type="float">
            <text:p>3.197</text:p>
          </table:table-cell>
          <table:table-cell table:formula="of:=1+(0.5*[.$B$1]+0.5*[.$B$2])^([.C5]+1)" office:value-type="float" office:value="3.460375" calcext:value-type="float">
            <text:p>3.460375</text:p>
          </table:table-cell>
          <table:table-cell table:formula="of:=1+[.$B$2]^([.C5]+1)" office:value-type="float" office:value="3.744" calcext:value-type="float">
            <text:p>3.74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1+[.$B$1]^([.C6]+1)" office:value-type="float" office:value="3.8561" calcext:value-type="float">
            <text:p>3.8561</text:p>
          </table:table-cell>
          <table:table-cell table:formula="of:=1+(0.5*[.$B$1]+0.5*[.$B$2])^([.C6]+1)" office:value-type="float" office:value="4.32150625" calcext:value-type="float">
            <text:p>4.32150625</text:p>
          </table:table-cell>
          <table:table-cell table:formula="of:=1+[.$B$2]^([.C6]+1)" office:value-type="float" office:value="4.8416" calcext:value-type="float">
            <text:p>4.841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1+[.$B$1]^([.C7]+1)" office:value-type="float" office:value="4.71293" calcext:value-type="float">
            <text:p>4.71293</text:p>
          </table:table-cell>
          <table:table-cell table:formula="of:=1+(0.5*[.$B$1]+0.5*[.$B$2])^([.C7]+1)" office:value-type="float" office:value="5.4840334375" calcext:value-type="float">
            <text:p>5.4840334375</text:p>
          </table:table-cell>
          <table:table-cell table:formula="of:=1+[.$B$2]^([.C7]+1)" office:value-type="float" office:value="6.37824" calcext:value-type="float">
            <text:p>6.3782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+[.$B$1]^([.C8]+1)" office:value-type="float" office:value="5.826809" calcext:value-type="float">
            <text:p>5.826809</text:p>
          </table:table-cell>
          <table:table-cell table:formula="of:=1+(0.5*[.$B$1]+0.5*[.$B$2])^([.C8]+1)" office:value-type="float" office:value="7.053445140625" calcext:value-type="float">
            <text:p>7.053445140625</text:p>
          </table:table-cell>
          <table:table-cell table:formula="of:=1+[.$B$2]^([.C8]+1)" office:value-type="float" office:value="8.529536" calcext:value-type="float">
            <text:p>8.52953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1+[.$B$1]^([.C9]+1)" office:value-type="float" office:value="7.2748517" calcext:value-type="float">
            <text:p>7.2748517</text:p>
          </table:table-cell>
          <table:table-cell table:formula="of:=1+(0.5*[.$B$1]+0.5*[.$B$2])^([.C9]+1)" office:value-type="float" office:value="9.17215093984375" calcext:value-type="float">
            <text:p>9.17215093984375</text:p>
          </table:table-cell>
          <table:table-cell table:formula="of:=1+[.$B$2]^([.C9]+1)" office:value-type="float" office:value="11.5413504" calcext:value-type="float">
            <text:p>11.541350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+[.$B$1]^([.C10]+1)" office:value-type="float" office:value="9.15730721" calcext:value-type="float">
            <text:p>9.15730721</text:p>
          </table:table-cell>
          <table:table-cell table:formula="of:=1+(0.5*[.$B$1]+0.5*[.$B$2])^([.C10]+1)" office:value-type="float" office:value="12.0324037687891" calcext:value-type="float">
            <text:p>12.0324037687891</text:p>
          </table:table-cell>
          <table:table-cell table:formula="of:=1+[.$B$2]^([.C10]+1)" office:value-type="float" office:value="15.75789056" calcext:value-type="float">
            <text:p>15.7578905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+[.$B$1]^([.C11]+1)" office:value-type="float" office:value="11.604499373" calcext:value-type="float">
            <text:p>11.604499373</text:p>
          </table:table-cell>
          <table:table-cell table:formula="of:=1+(0.5*[.$B$1]+0.5*[.$B$2])^([.C11]+1)" office:value-type="float" office:value="15.8937450878652" calcext:value-type="float">
            <text:p>15.8937450878652</text:p>
          </table:table-cell>
          <table:table-cell table:formula="of:=1+[.$B$2]^([.C11]+1)" office:value-type="float" office:value="21.661046784" calcext:value-type="float">
            <text:p>21.66104678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1+[.$B$1]^([.C12]+1)" office:value-type="float" office:value="14.7858491849" calcext:value-type="float">
            <text:p>14.7858491849</text:p>
          </table:table-cell>
          <table:table-cell table:formula="of:=1+(0.5*[.$B$1]+0.5*[.$B$2])^([.C12]+1)" office:value-type="float" office:value="21.1065558686181" calcext:value-type="float">
            <text:p>21.1065558686181</text:p>
          </table:table-cell>
          <table:table-cell table:formula="of:=1+[.$B$2]^([.C12]+1)" office:value-type="float" office:value="29.9254654976" calcext:value-type="float">
            <text:p>29.925465497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+[.$B$1]^([.C13]+1)" office:value-type="float" office:value="18.92160394037" calcext:value-type="float">
            <text:p>18.92160394037</text:p>
          </table:table-cell>
          <table:table-cell table:formula="of:=1+(0.5*[.$B$1]+0.5*[.$B$2])^([.C13]+1)" office:value-type="float" office:value="28.1438504226344" calcext:value-type="float">
            <text:p>28.1438504226344</text:p>
          </table:table-cell>
          <table:table-cell table:formula="of:=1+[.$B$2]^([.C13]+1)" office:value-type="float" office:value="41.49565169664" calcext:value-type="float">
            <text:p>41.4956516966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1+[.$B$1]^([.C14]+1)" office:value-type="float" office:value="24.298085122481" calcext:value-type="float">
            <text:p>24.298085122481</text:p>
          </table:table-cell>
          <table:table-cell table:formula="of:=1+(0.5*[.$B$1]+0.5*[.$B$2])^([.C14]+1)" office:value-type="float" office:value="37.6441980705565" calcext:value-type="float">
            <text:p>37.6441980705565</text:p>
          </table:table-cell>
          <table:table-cell table:formula="of:=1+[.$B$2]^([.C14]+1)" office:value-type="float" office:value="57.693912375296" calcext:value-type="float">
            <text:p>57.69391237529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+[.$B$1]^([.C15]+1)" office:value-type="float" office:value="31.2875106592253" calcext:value-type="float">
            <text:p>31.2875106592253</text:p>
          </table:table-cell>
          <table:table-cell table:formula="of:=1+(0.5*[.$B$1]+0.5*[.$B$2])^([.C15]+1)" office:value-type="float" office:value="50.4696673952512" calcext:value-type="float">
            <text:p>50.4696673952512</text:p>
          </table:table-cell>
          <table:table-cell table:formula="of:=1+[.$B$2]^([.C15]+1)" office:value-type="float" office:value="80.3714773254143" calcext:value-type="float">
            <text:p>80.3714773254143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1+[.$B$1]^([.C16]+1)" office:value-type="float" office:value="40.3737638569929" calcext:value-type="float">
            <text:p>40.3737638569929</text:p>
          </table:table-cell>
          <table:table-cell table:formula="of:=1+(0.5*[.$B$1]+0.5*[.$B$2])^([.C16]+1)" office:value-type="float" office:value="67.7840509835892" calcext:value-type="float">
            <text:p>67.7840509835892</text:p>
          </table:table-cell>
          <table:table-cell table:formula="of:=1+[.$B$2]^([.C16]+1)" office:value-type="float" office:value="112.12006825558" calcext:value-type="float">
            <text:p>112.120068255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+[.$B$1]^([.C17]+1)" office:value-type="float" office:value="52.1858930140908" calcext:value-type="float">
            <text:p>52.1858930140908</text:p>
          </table:table-cell>
          <table:table-cell table:formula="of:=1+(0.5*[.$B$1]+0.5*[.$B$2])^([.C17]+1)" office:value-type="float" office:value="91.1584688278454" calcext:value-type="float">
            <text:p>91.1584688278454</text:p>
          </table:table-cell>
          <table:table-cell table:formula="of:=1+[.$B$2]^([.C17]+1)" office:value-type="float" office:value="156.568095557812" calcext:value-type="float">
            <text:p>156.56809555781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+[.$B$1]^([.C18]+1)" office:value-type="float" office:value="67.541660918318" calcext:value-type="float">
            <text:p>67.541660918318</text:p>
          </table:table-cell>
          <table:table-cell table:formula="of:=1+(0.5*[.$B$1]+0.5*[.$B$2])^([.C18]+1)" office:value-type="float" office:value="122.713932917591" calcext:value-type="float">
            <text:p>122.713932917591</text:p>
          </table:table-cell>
          <table:table-cell table:formula="of:=1+[.$B$2]^([.C18]+1)" office:value-type="float" office:value="218.795333780937" calcext:value-type="float">
            <text:p>218.79533378093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+[.$B$1]^([.C19]+1)" office:value-type="float" office:value="87.5041591938134" calcext:value-type="float">
            <text:p>87.5041591938134</text:p>
          </table:table-cell>
          <table:table-cell table:formula="of:=1+(0.5*[.$B$1]+0.5*[.$B$2])^([.C19]+1)" office:value-type="float" office:value="165.313809438748" calcext:value-type="float">
            <text:p>165.313809438748</text:p>
          </table:table-cell>
          <table:table-cell table:formula="of:=1+[.$B$2]^([.C19]+1)" office:value-type="float" office:value="305.913467293312" calcext:value-type="float">
            <text:p>305.91346729331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1+[.$B$1]^([.C20]+1)" office:value-type="float" office:value="113.455406951957" calcext:value-type="float">
            <text:p>113.455406951957</text:p>
          </table:table-cell>
          <table:table-cell table:formula="of:=1+(0.5*[.$B$1]+0.5*[.$B$2])^([.C20]+1)" office:value-type="float" office:value="222.82364274231" calcext:value-type="float">
            <text:p>222.82364274231</text:p>
          </table:table-cell>
          <table:table-cell table:formula="of:=1+[.$B$2]^([.C20]+1)" office:value-type="float" office:value="427.878854210636" calcext:value-type="float">
            <text:p>427.878854210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1T22:18:57.415971285</meta:creation-date>
    <dc:date>2020-06-01T22:37:49.705835834</dc:date>
    <meta:editing-duration>PT4M51S</meta:editing-duration>
    <meta:editing-cycles>2</meta:editing-cycles>
    <meta:generator>LibreOffice/6.4.3.2$Linux_X86_64 LibreOffice_project/40$Build-2</meta:generator>
    <meta:document-statistic meta:table-count="1" meta:cell-count="80" meta:object-count="0"/>
  </office:meta>
</office:document-meta>
</file>